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37cm"/>
    </style:style>
    <style:style style:name="co2" style:family="table-column">
      <style:table-column-properties fo:break-before="auto" style:column-width="4.531cm"/>
    </style:style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1.118cm"/>
    </style:style>
    <style:style style:name="co6" style:family="table-column">
      <style:table-column-properties fo:break-before="auto" style:column-width="2cm"/>
    </style:style>
    <style:style style:name="co7" style:family="table-column">
      <style:table-column-properties fo:break-before="auto" style:column-width="3cm"/>
    </style:style>
    <style:style style:name="co8" style:family="table-column">
      <style:table-column-properties fo:break-before="auto" style:column-width="0.923cm"/>
    </style:style>
    <style:style style:name="co9" style:family="table-column">
      <style:table-column-properties fo:break-before="auto" style:column-width="0.787cm"/>
    </style:style>
    <style:style style:name="co10" style:family="table-column">
      <style:table-column-properties fo:break-before="auto" style:column-width="3.076cm"/>
    </style:style>
    <style:style style:name="co11" style:family="table-column">
      <style:table-column-properties fo:break-before="auto" style:column-width="4.001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935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6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58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737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2.131cm" fo:break-before="auto" style:use-optimal-row-height="true"/>
    </style:style>
    <style:style style:name="ro11" style:family="table-row">
      <style:table-row-properties style:row-height="4.106cm" fo:break-before="auto" style:use-optimal-row-height="true"/>
    </style:style>
    <style:style style:name="ro12" style:family="table-row">
      <style:table-row-properties style:row-height="1.342cm" fo:break-before="auto" style:use-optimal-row-height="true"/>
    </style:style>
    <style:style style:name="ta1" style:family="table" style:master-page-name="PageStyle_5f_Descripción">
      <style:table-properties table:display="true" style:writing-mode="lr-tb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Sprint">
      <style:table-properties table:display="true" style:writing-mode="lr-tb"/>
    </style:style>
    <style:style style:name="ta4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2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23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2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3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4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4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ta_extref" style:family="table">
      <style:table-properties table:display="fals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3" style:family="text">
      <style:text-properties style:font-name="Arial" style:font-name-asian="Arial Unicode MS" style:font-name-complex="Tahoma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1" table:number-columns-repeated="22" table:default-cell-style-name="ce1"/>
        <table:table-column table:style-name="co1" table:number-columns-repeated="233" table:default-cell-style-name="ce7"/>
        <table:table-column table:style-name="co1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table:number-columns-spanned="7" table:number-rows-spanned="1">
            <text:p>Sprint Backlog</text:p>
          </table:table-cell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covered-table-cell table:style-name="ce5"/>
          <table:table-cell table:style-name="ce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>
            <draw:custom-shape table:end-cell-address="Descripción.H8" table:end-x="2.23cm" table:end-y="0.026cm" draw:z-index="0" draw:name="1 CuadroTexto" draw:style-name="gr1" draw:text-style-name="P2" svg:width="17.886cm" svg:height="2.064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3" table:number-columns-repeated="7"/>
          <table:table-cell table:number-columns-repeated="1015"/>
        </table:table-row>
        <table:table-row table:style-name="ro1" table:number-rows-repeated="3">
          <table:table-cell/>
          <table:table-cell table:style-name="ce3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>
          <table:table-cell>
            <draw:custom-shape table:end-cell-address="Descripción.H28" table:end-x="2.228cm" table:end-y="0.453cm" draw:z-index="1" draw:name="2 CuadroTexto" draw:style-name="gr1" draw:text-style-name="P2" svg:width="17.912cm" svg:height="10.136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1023"/>
        </table:table-row>
        <table:table-row table:style-name="ro1" table:number-rows-repeated="65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uracion" table:style-name="ta2" table:print="false"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1">
            <text:p>11</text:p>
          </table:table-cell>
          <table:table-cell table:style-name="ce19" office:value-type="date" office:date-value="2011-03-14">
            <text:p>14/mar</text:p>
          </table:table-cell>
          <table:table-cell table:style-name="ce13" office:value-type="float" office:value="4">
            <text:p>4</text:p>
          </table:table-cell>
          <table:table-cell table:style-name="ce13" office:value-type="float" office:value="5">
            <text:p>5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Mario Batres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3" table:print="false">
        <office:forms form:automatic-focus="false" form:apply-design-mode="false"/>
        <table:table-column table:style-name="co3" table:default-cell-style-name="Default"/>
        <table:table-column table:style-name="co5" table:default-cell-style-name="ce8"/>
        <table:table-column table:style-name="co6" table:default-cell-style-name="ce8"/>
        <table:table-column table:style-name="co7" table:number-columns-repeated="2" table:default-cell-style-name="ce8"/>
        <table:table-column table:style-name="co6" table:default-cell-style-name="ce8"/>
        <table:table-column table:style-name="co7" table:number-columns-repeated="3" table:default-cell-style-name="ce8"/>
        <table:table-column table:style-name="co8" table:number-columns-repeated="25" table:default-cell-style-name="ce8"/>
        <table:table-column table:style-name="co9" table:number-columns-repeated="5" table:default-cell-style-name="ce8"/>
        <table:table-column table:style-name="co3" table:number-columns-repeated="23" table:default-cell-style-name="ce8"/>
        <table:table-column table:style-name="co3" table:number-columns-repeated="962" table:default-cell-style-name="Default"/>
        <table:table-row table:style-name="ro3">
          <table:table-cell/>
          <table:table-cell table:style-name="ce22"/>
          <table:table-cell table:number-columns-repeated="1022"/>
        </table:table-row>
        <table:table-row table:style-name="ro4">
          <table:table-cell table:number-columns-repeated="10"/>
          <table:table-cell table:style-name="ce42"/>
          <table:table-cell table:style-name="ce43"/>
          <table:table-cell table:number-columns-repeated="1012"/>
        </table:table-row>
        <table:table-row table:style-name="ro3">
          <table:table-cell table:number-columns-repeated="2"/>
          <table:table-cell table:style-name="ce23" office:value-type="string">
            <text:p>Sprint</text:p>
          </table:table-cell>
          <table:table-cell table:style-name="ce23" office:value-type="string">
            <text:p>Fecha de Inicio</text:p>
          </table:table-cell>
          <table:table-cell table:style-name="ce23" office:value-type="string">
            <text:p>Duración (Días)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3" table:formula="of:=+[Configuracion.B9]" office:value-type="float" office:value="11">
            <text:p>11</text:p>
          </table:table-cell>
          <table:table-cell table:style-name="ce19" table:formula="of:=+[Configuracion.C9]" office:value-type="date" office:date-value="2011-03-14">
            <text:p>14/mar</text:p>
          </table:table-cell>
          <table:table-cell table:style-name="ce13" table:formula="of:=+[Configuracion.D9]" office:value-type="float" office:value="4">
            <text:p>4</text:p>
          </table:table-cell>
          <table:table-cell table:number-columns-repeated="4"/>
          <table:table-cell table:style-name="ce34" table:formula="of:=IF([.J5]=&quot;&quot;;&quot;&quot;;CHOOSE(WEEKDAY([.J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K5]=&quot;&quot;;&quot;&quot;;CHOOSE(WEEKDAY([.K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L5]=&quot;&quot;;&quot;&quot;;CHOOSE(WEEKDAY([.L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M5]=&quot;&quot;;&quot;&quot;;CHOOSE(WEEKDAY([.M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N5]=&quot;&quot;;&quot;&quot;;CHOOSE(WEEKDAY([.N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O5]=&quot;&quot;;&quot;&quot;;CHOOSE(WEEKDAY([.O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P5]=&quot;&quot;;&quot;&quot;;CHOOSE(WEEKDAY([.P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Q5]=&quot;&quot;;&quot;&quot;;CHOOSE(WEEKDAY([.Q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R5]=&quot;&quot;;&quot;&quot;;CHOOSE(WEEKDAY([.R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S5]=&quot;&quot;;&quot;&quot;;CHOOSE(WEEKDAY([.S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T5]=&quot;&quot;;&quot;&quot;;CHOOSE(WEEKDAY([.T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U5]=&quot;&quot;;&quot;&quot;;CHOOSE(WEEKDAY([.U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V5]=&quot;&quot;;&quot;&quot;;CHOOSE(WEEKDAY([.V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W5]=&quot;&quot;;&quot;&quot;;CHOOSE(WEEKDAY([.W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X5]=&quot;&quot;;&quot;&quot;;CHOOSE(WEEKDAY([.X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Y5]=&quot;&quot;;&quot;&quot;;CHOOSE(WEEKDAY([.Y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Z5]=&quot;&quot;;&quot;&quot;;CHOOSE(WEEKDAY([.Z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A5]=&quot;&quot;;&quot;&quot;;CHOOSE(WEEKDAY([.AA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B5]=&quot;&quot;;&quot;&quot;;CHOOSE(WEEKDAY([.AB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C5]=&quot;&quot;;&quot;&quot;;CHOOSE(WEEKDAY([.AC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D5]=&quot;&quot;;&quot;&quot;;CHOOSE(WEEKDAY([.AD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E5]=&quot;&quot;;&quot;&quot;;CHOOSE(WEEKDAY([.AE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F5]=&quot;&quot;;&quot;&quot;;CHOOSE(WEEKDAY([.AF5];2);&quot;L&quot;;&quot;M&quot;;&quot;X&quot;;&quot;J&quot;;&quot;V&quot;;&quot;S&quot;;&quot;D&quot;))" office:value-type="string" office:string-value="L">
            <text:p>L</text:p>
          </table:table-cell>
          <table:table-cell table:style-name="ce34" table:formula="of:=IF([.AG5]=&quot;&quot;;&quot;&quot;;CHOOSE(WEEKDAY([.AG5];2);&quot;L&quot;;&quot;M&quot;;&quot;X&quot;;&quot;J&quot;;&quot;V&quot;;&quot;S&quot;;&quot;D&quot;))" office:value-type="string" office:string-value="M">
            <text:p>M</text:p>
          </table:table-cell>
          <table:table-cell table:style-name="ce34" table:formula="of:=IF([.AH5]=&quot;&quot;;&quot;&quot;;CHOOSE(WEEKDAY([.AH5];2);&quot;L&quot;;&quot;M&quot;;&quot;X&quot;;&quot;J&quot;;&quot;V&quot;;&quot;S&quot;;&quot;D&quot;))" office:value-type="string" office:string-value="X">
            <text:p>X</text:p>
          </table:table-cell>
          <table:table-cell table:style-name="ce34" table:formula="of:=IF([.AI5]=&quot;&quot;;&quot;&quot;;CHOOSE(WEEKDAY([.AI5];2);&quot;L&quot;;&quot;M&quot;;&quot;X&quot;;&quot;J&quot;;&quot;V&quot;;&quot;S&quot;;&quot;D&quot;))" office:value-type="string" office:string-value="J">
            <text:p>J</text:p>
          </table:table-cell>
          <table:table-cell table:style-name="ce34" table:formula="of:=IF([.AJ5]=&quot;&quot;;&quot;&quot;;CHOOSE(WEEKDAY([.AJ5];2);&quot;L&quot;;&quot;M&quot;;&quot;X&quot;;&quot;J&quot;;&quot;V&quot;;&quot;S&quot;;&quot;D&quot;))" office:value-type="string" office:string-value="V">
            <text:p>V</text:p>
          </table:table-cell>
          <table:table-cell table:style-name="ce34" table:formula="of:=IF([.AK5]=&quot;&quot;;&quot;&quot;;CHOOSE(WEEKDAY([.AK5];2);&quot;L&quot;;&quot;M&quot;;&quot;X&quot;;&quot;J&quot;;&quot;V&quot;;&quot;S&quot;;&quot;D&quot;))" office:value-type="string" office:string-value="S">
            <text:p>S</text:p>
          </table:table-cell>
          <table:table-cell table:style-name="ce34" table:formula="of:=IF([.AL5]=&quot;&quot;;&quot;&quot;;CHOOSE(WEEKDAY([.AL5];2);&quot;L&quot;;&quot;M&quot;;&quot;X&quot;;&quot;J&quot;;&quot;V&quot;;&quot;S&quot;;&quot;D&quot;))" office:value-type="string" office:string-value="D">
            <text:p>D</text:p>
          </table:table-cell>
          <table:table-cell table:style-name="ce34" table:formula="of:=IF([.AM5]=&quot;&quot;;&quot;&quot;;CHOOSE(WEEKDAY([.AM5];2);&quot;L&quot;;&quot;M&quot;;&quot;X&quot;;&quot;J&quot;;&quot;V&quot;;&quot;S&quot;;&quot;D&quot;))" office:value-type="string" office:string-value="L">
            <text:p>L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35" office:value-type="date" office:date-value="2011-03-13">
            <text:p>13/mar</text:p>
          </table:table-cell>
          <table:table-cell table:style-name="ce35" table:formula="of:=[.J5]+1" office:value-type="date" office:date-value="2011-03-14">
            <text:p>14/mar</text:p>
          </table:table-cell>
          <table:table-cell table:style-name="ce35" table:formula="of:=[.K5]+1" office:value-type="date" office:date-value="2011-03-15">
            <text:p>15/mar</text:p>
          </table:table-cell>
          <table:table-cell table:style-name="ce35" table:formula="of:=[.L5]+1" office:value-type="date" office:date-value="2011-03-16">
            <text:p>16/mar</text:p>
          </table:table-cell>
          <table:table-cell table:style-name="ce35" table:formula="of:=[.M5]+1" office:value-type="date" office:date-value="2011-03-17">
            <text:p>17/mar</text:p>
          </table:table-cell>
          <table:table-cell table:style-name="ce35" table:formula="of:=[.N5]+1" office:value-type="date" office:date-value="2011-03-18">
            <text:p>18/mar</text:p>
          </table:table-cell>
          <table:table-cell table:style-name="ce35" table:formula="of:=[.O5]+1" office:value-type="date" office:date-value="2011-03-19">
            <text:p>19/mar</text:p>
          </table:table-cell>
          <table:table-cell table:style-name="ce35" table:formula="of:=[.P5]+1" office:value-type="date" office:date-value="2011-03-20">
            <text:p>20/mar</text:p>
          </table:table-cell>
          <table:table-cell table:style-name="ce35" table:formula="of:=[.Q5]+1" office:value-type="date" office:date-value="2011-03-21">
            <text:p>21/mar</text:p>
          </table:table-cell>
          <table:table-cell table:style-name="ce35" table:formula="of:=[.R5]+1" office:value-type="date" office:date-value="2011-03-22">
            <text:p>22/mar</text:p>
          </table:table-cell>
          <table:table-cell table:style-name="ce35" table:formula="of:=[.S5]+1" office:value-type="date" office:date-value="2011-03-23">
            <text:p>23/mar</text:p>
          </table:table-cell>
          <table:table-cell table:style-name="ce35" table:formula="of:=[.T5]+1" office:value-type="date" office:date-value="2011-03-24">
            <text:p>24/mar</text:p>
          </table:table-cell>
          <table:table-cell table:style-name="ce35" table:formula="of:=[.U5]+1" office:value-type="date" office:date-value="2011-03-25">
            <text:p>25/mar</text:p>
          </table:table-cell>
          <table:table-cell table:style-name="ce35" table:formula="of:=[.V5]+1" office:value-type="date" office:date-value="2011-03-26">
            <text:p>26/mar</text:p>
          </table:table-cell>
          <table:table-cell table:style-name="ce35" table:formula="of:=[.W5]+1" office:value-type="date" office:date-value="2011-03-27">
            <text:p>27/mar</text:p>
          </table:table-cell>
          <table:table-cell table:style-name="ce35" table:formula="of:=[.X5]+1" office:value-type="date" office:date-value="2011-03-28">
            <text:p>28/mar</text:p>
          </table:table-cell>
          <table:table-cell table:style-name="ce35" table:formula="of:=[.Y5]+1" office:value-type="date" office:date-value="2011-03-29">
            <text:p>29/mar</text:p>
          </table:table-cell>
          <table:table-cell table:style-name="ce35" table:formula="of:=[.Z5]+1" office:value-type="date" office:date-value="2011-03-30">
            <text:p>30/mar</text:p>
          </table:table-cell>
          <table:table-cell table:style-name="ce35" table:formula="of:=[.AA5]+1" office:value-type="date" office:date-value="2011-03-31">
            <text:p>31/mar</text:p>
          </table:table-cell>
          <table:table-cell table:style-name="ce35" table:formula="of:=[.AB5]+1" office:value-type="date" office:date-value="2011-04-01">
            <text:p>01/abr</text:p>
          </table:table-cell>
          <table:table-cell table:style-name="ce35" table:formula="of:=[.AC5]+1" office:value-type="date" office:date-value="2011-04-02">
            <text:p>02/abr</text:p>
          </table:table-cell>
          <table:table-cell table:style-name="ce35" table:formula="of:=[.AD5]+1" office:value-type="date" office:date-value="2011-04-03">
            <text:p>03/abr</text:p>
          </table:table-cell>
          <table:table-cell table:style-name="ce35" table:formula="of:=[.AE5]+1" office:value-type="date" office:date-value="2011-04-04">
            <text:p>04/abr</text:p>
          </table:table-cell>
          <table:table-cell table:style-name="ce35" table:formula="of:=[.AF5]+1" office:value-type="date" office:date-value="2011-04-05">
            <text:p>05/abr</text:p>
          </table:table-cell>
          <table:table-cell table:style-name="ce35" table:formula="of:=[.AG5]+1" office:value-type="date" office:date-value="2011-04-06">
            <text:p>06/abr</text:p>
          </table:table-cell>
          <table:table-cell table:style-name="ce35" table:formula="of:=[.AH5]+1" office:value-type="date" office:date-value="2011-04-07">
            <text:p>07/abr</text:p>
          </table:table-cell>
          <table:table-cell table:style-name="ce35" table:formula="of:=[.AI5]+1" office:value-type="date" office:date-value="2011-04-08">
            <text:p>08/abr</text:p>
          </table:table-cell>
          <table:table-cell table:style-name="ce35" table:formula="of:=[.AJ5]+1" office:value-type="date" office:date-value="2011-04-09">
            <text:p>09/abr</text:p>
          </table:table-cell>
          <table:table-cell table:style-name="ce35" table:formula="of:=[.AK5]+1" office:value-type="date" office:date-value="2011-04-10">
            <text:p>10/abr</text:p>
          </table:table-cell>
          <table:table-cell table:style-name="ce35" table:formula="of:=[.AL5]+1" office:value-type="date" office:date-value="2011-04-11">
            <text:p>11/abr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29" office:value-type="string" table:number-columns-spanned="2" table:number-rows-spanned="1">
            <text:p>Tareas Pendientes</text:p>
          </table:table-cell>
          <table:covered-table-cell table:style-name="ce29"/>
          <table:table-cell table:style-name="ce36" table:formula="of:=COUNTIF([.J10:.J20];&quot;&gt;0&quot;)" office:value-type="float" office:value="11">
            <text:p>11</text:p>
          </table:table-cell>
          <table:table-cell table:style-name="ce36" table:formula="of:=COUNTIF([.K10:.K20];&quot;&gt;0&quot;)" office:value-type="float" office:value="10">
            <text:p>10</text:p>
          </table:table-cell>
          <table:table-cell table:style-name="ce36" table:formula="of:=COUNTIF([.L10:.L20];&quot;&gt;0&quot;)" office:value-type="float" office:value="10">
            <text:p>10</text:p>
          </table:table-cell>
          <table:table-cell table:style-name="ce36" table:formula="of:=COUNTIF([.M10:.M20];&quot;&gt;0&quot;)" office:value-type="float" office:value="8">
            <text:p>8</text:p>
          </table:table-cell>
          <table:table-cell table:style-name="ce36" table:formula="of:=COUNTIF([.N10:.N20];&quot;&gt;0&quot;)" office:value-type="float" office:value="7">
            <text:p>7</text:p>
          </table:table-cell>
          <table:table-cell table:style-name="ce36" table:formula="of:=COUNTIF([.O10:.O20];&quot;&gt;0&quot;)" office:value-type="float" office:value="7">
            <text:p>7</text:p>
          </table:table-cell>
          <table:table-cell table:style-name="ce36" table:formula="of:=COUNTIF([.P10:.P20];&quot;&gt;0&quot;)" office:value-type="float" office:value="6">
            <text:p>6</text:p>
          </table:table-cell>
          <table:table-cell table:style-name="ce36" table:formula="of:=COUNTIF([.Q10:.Q20];&quot;&gt;0&quot;)" office:value-type="float" office:value="6">
            <text:p>6</text:p>
          </table:table-cell>
          <table:table-cell table:style-name="ce36" table:formula="of:=COUNTIF([.R10:.R20];&quot;&gt;0&quot;)" office:value-type="float" office:value="6">
            <text:p>6</text:p>
          </table:table-cell>
          <table:table-cell table:style-name="ce36" table:formula="of:=COUNTIF([.S10:.S20];&quot;&gt;0&quot;)" office:value-type="float" office:value="5">
            <text:p>5</text:p>
          </table:table-cell>
          <table:table-cell table:style-name="ce36" table:formula="of:=COUNTIF([.T10:.T20];&quot;&gt;0&quot;)" office:value-type="float" office:value="4">
            <text:p>4</text:p>
          </table:table-cell>
          <table:table-cell table:style-name="ce36" table:formula="of:=COUNTIF([.U10:.U20];&quot;&gt;0&quot;)" office:value-type="float" office:value="4">
            <text:p>4</text:p>
          </table:table-cell>
          <table:table-cell table:style-name="ce36" table:formula="of:=COUNTIF([.V10:.V20];&quot;&gt;0&quot;)" office:value-type="float" office:value="4">
            <text:p>4</text:p>
          </table:table-cell>
          <table:table-cell table:style-name="ce36" table:formula="of:=COUNTIF([.W10:.W20];&quot;&gt;0&quot;)" office:value-type="float" office:value="4">
            <text:p>4</text:p>
          </table:table-cell>
          <table:table-cell table:style-name="ce36" table:formula="of:=COUNTIF([.X10:.X20];&quot;&gt;0&quot;)" office:value-type="float" office:value="4">
            <text:p>4</text:p>
          </table:table-cell>
          <table:table-cell table:style-name="ce36" table:formula="of:=COUNTIF([.Y10:.Y20];&quot;&gt;0&quot;)" office:value-type="float" office:value="4">
            <text:p>4</text:p>
          </table:table-cell>
          <table:table-cell table:style-name="ce36" table:formula="of:=COUNTIF([.Z10:.Z20];&quot;&gt;0&quot;)" office:value-type="float" office:value="1">
            <text:p>1</text:p>
          </table:table-cell>
          <table:table-cell table:style-name="ce36" table:formula="of:=COUNTIF([.AA10:.AA20];&quot;&gt;0&quot;)" office:value-type="float" office:value="1">
            <text:p>1</text:p>
          </table:table-cell>
          <table:table-cell table:style-name="ce36" table:formula="of:=COUNTIF([.AB10:.AB20];&quot;&gt;0&quot;)" office:value-type="float" office:value="1">
            <text:p>1</text:p>
          </table:table-cell>
          <table:table-cell table:style-name="ce36" table:formula="of:=COUNTIF([.AC10:.AC20];&quot;&gt;0&quot;)" office:value-type="float" office:value="0">
            <text:p>0</text:p>
          </table:table-cell>
          <table:table-cell table:style-name="ce36" table:formula="of:=COUNTIF([.AD10:.AD20];&quot;&gt;0&quot;)" office:value-type="float" office:value="0">
            <text:p>0</text:p>
          </table:table-cell>
          <table:table-cell table:style-name="ce36" table:formula="of:=COUNTIF([.AE10:.AE20];&quot;&gt;0&quot;)" office:value-type="float" office:value="0">
            <text:p>0</text:p>
          </table:table-cell>
          <table:table-cell table:style-name="ce36" table:formula="of:=COUNTIF([.AF10:.AF20];&quot;&gt;0&quot;)" office:value-type="float" office:value="0">
            <text:p>0</text:p>
          </table:table-cell>
          <table:table-cell table:style-name="ce36" table:formula="of:=COUNTIF([.AG10:.AG20];&quot;&gt;0&quot;)" office:value-type="float" office:value="0">
            <text:p>0</text:p>
          </table:table-cell>
          <table:table-cell table:style-name="ce36" table:formula="of:=COUNTIF([.AH10:.AH20];&quot;&gt;0&quot;)" office:value-type="float" office:value="0">
            <text:p>0</text:p>
          </table:table-cell>
          <table:table-cell table:style-name="ce36" table:formula="of:=COUNTIF([.AI10:.AI20];&quot;&gt;0&quot;)" office:value-type="float" office:value="0">
            <text:p>0</text:p>
          </table:table-cell>
          <table:table-cell table:style-name="ce36" table:formula="of:=COUNTIF([.AJ10:.AJ20];&quot;&gt;0&quot;)" office:value-type="float" office:value="0">
            <text:p>0</text:p>
          </table:table-cell>
          <table:table-cell table:style-name="ce36" table:formula="of:=COUNTIF([.AK10:.AK20];&quot;&gt;0&quot;)" office:value-type="float" office:value="0">
            <text:p>0</text:p>
          </table:table-cell>
          <table:table-cell table:style-name="ce36" table:formula="of:=COUNTIF([.AL10:.AL20];&quot;&gt;0&quot;)" office:value-type="float" office:value="0">
            <text:p>0</text:p>
          </table:table-cell>
          <table:table-cell table:style-name="ce36" table:formula="of:=COUNTIF([.AM10:.AM20];&quot;&gt;0&quot;)" office:value-type="float" office:value="0">
            <text:p>0</text:p>
          </table:table-cell>
          <table:table-cell table:number-columns-repeated="985"/>
        </table:table-row>
        <table:table-row table:style-name="ro7">
          <table:table-cell table:number-columns-repeated="7"/>
          <table:table-cell table:style-name="ce30" office:value-type="string" table:number-columns-spanned="2" table:number-rows-spanned="1">
            <text:p>Horas de Trabajo Pendientes</text:p>
          </table:table-cell>
          <table:covered-table-cell table:style-name="ce30"/>
          <table:table-cell table:style-name="ce37" table:formula="of:=SUM([.J10:.J20])" office:value-type="float" office:value="25">
            <text:p>25</text:p>
          </table:table-cell>
          <table:table-cell table:style-name="ce37" table:formula="of:=SUM([.K10:.K20])" office:value-type="float" office:value="23.5">
            <text:p>23.5</text:p>
          </table:table-cell>
          <table:table-cell table:style-name="ce37" table:formula="of:=SUM([.L10:.L20])" office:value-type="float" office:value="23.5">
            <text:p>23.5</text:p>
          </table:table-cell>
          <table:table-cell table:style-name="ce37" table:formula="of:=SUM([.M10:.M20])" office:value-type="float" office:value="21.5">
            <text:p>21.5</text:p>
          </table:table-cell>
          <table:table-cell table:style-name="ce37" table:formula="of:=SUM([.N10:.N20])" office:value-type="float" office:value="21">
            <text:p>21</text:p>
          </table:table-cell>
          <table:table-cell table:style-name="ce37" table:formula="of:=SUM([.O10:.O20])" office:value-type="float" office:value="21">
            <text:p>21</text:p>
          </table:table-cell>
          <table:table-cell table:style-name="ce37" table:formula="of:=SUM([.P10:.P20])" office:value-type="float" office:value="19">
            <text:p>19</text:p>
          </table:table-cell>
          <table:table-cell table:style-name="ce37" table:formula="of:=SUM([.Q10:.Q20])" office:value-type="float" office:value="19">
            <text:p>19</text:p>
          </table:table-cell>
          <table:table-cell table:style-name="ce37" table:formula="of:=SUM([.R10:.R20])" office:value-type="float" office:value="19">
            <text:p>19</text:p>
          </table:table-cell>
          <table:table-cell table:style-name="ce37" table:formula="of:=SUM([.S10:.S20])" office:value-type="float" office:value="15">
            <text:p>15</text:p>
          </table:table-cell>
          <table:table-cell table:style-name="ce37" table:formula="of:=SUM([.T10:.T20])" office:value-type="float" office:value="11">
            <text:p>11</text:p>
          </table:table-cell>
          <table:table-cell table:style-name="ce37" table:formula="of:=SUM([.U10:.U20])" office:value-type="float" office:value="11">
            <text:p>11</text:p>
          </table:table-cell>
          <table:table-cell table:style-name="ce37" table:formula="of:=SUM([.V10:.V20])" office:value-type="float" office:value="9">
            <text:p>9</text:p>
          </table:table-cell>
          <table:table-cell table:style-name="ce37" table:formula="of:=SUM([.W10:.W20])" office:value-type="float" office:value="9">
            <text:p>9</text:p>
          </table:table-cell>
          <table:table-cell table:style-name="ce37" table:formula="of:=SUM([.X10:.X20])" office:value-type="float" office:value="9">
            <text:p>9</text:p>
          </table:table-cell>
          <table:table-cell table:style-name="ce37" table:formula="of:=SUM([.Y10:.Y20])" office:value-type="float" office:value="9">
            <text:p>9</text:p>
          </table:table-cell>
          <table:table-cell table:style-name="ce37" table:formula="of:=SUM([.Z10:.Z20])" office:value-type="float" office:value="4">
            <text:p>4</text:p>
          </table:table-cell>
          <table:table-cell table:style-name="ce37" table:formula="of:=SUM([.AA10:.AA20])" office:value-type="float" office:value="3">
            <text:p>3</text:p>
          </table:table-cell>
          <table:table-cell table:style-name="ce37" table:formula="of:=SUM([.AB10:.AB20])" office:value-type="float" office:value="1">
            <text:p>1</text:p>
          </table:table-cell>
          <table:table-cell table:style-name="ce37" table:formula="of:=SUM([.AC10:.AC20])" office:value-type="float" office:value="0">
            <text:p>0</text:p>
          </table:table-cell>
          <table:table-cell table:style-name="ce37" table:formula="of:=SUM([.AD10:.AD20])" office:value-type="float" office:value="0">
            <text:p>0</text:p>
          </table:table-cell>
          <table:table-cell table:style-name="ce37" table:formula="of:=SUM([.AE10:.AE20])" office:value-type="float" office:value="0">
            <text:p>0</text:p>
          </table:table-cell>
          <table:table-cell table:style-name="ce37" table:formula="of:=SUM([.AF10:.AF20])" office:value-type="float" office:value="0">
            <text:p>0</text:p>
          </table:table-cell>
          <table:table-cell table:style-name="ce37" table:formula="of:=SUM([.AG10:.AG20])" office:value-type="float" office:value="0">
            <text:p>0</text:p>
          </table:table-cell>
          <table:table-cell table:style-name="ce37" table:formula="of:=SUM([.AH10:.AH20])" office:value-type="float" office:value="0">
            <text:p>0</text:p>
          </table:table-cell>
          <table:table-cell table:style-name="ce37" table:formula="of:=SUM([.AI10:.AI20])" office:value-type="float" office:value="0">
            <text:p>0</text:p>
          </table:table-cell>
          <table:table-cell table:style-name="ce37" table:formula="of:=SUM([.AJ10:.AJ20])" office:value-type="float" office:value="0">
            <text:p>0</text:p>
          </table:table-cell>
          <table:table-cell table:style-name="ce37" table:formula="of:=SUM([.AK10:.AK20])" office:value-type="float" office:value="0">
            <text:p>0</text:p>
          </table:table-cell>
          <table:table-cell table:style-name="ce37" table:formula="of:=SUM([.AL10:.AL20])" office:value-type="float" office:value="0">
            <text:p>0</text:p>
          </table:table-cell>
          <table:table-cell table:style-name="ce37" table:formula="of:=SUM([.AM10:.AM20])" office:value-type="float" office:value="0">
            <text:p>0</text:p>
          </table:table-cell>
          <table:table-cell table:number-columns-repeated="985"/>
        </table:table-row>
        <table:table-row table:style-name="ro7">
          <table:table-cell/>
          <table:table-cell table:style-name="ce23" office:value-type="string" table:number-columns-spanned="8" table:number-rows-spanned="1">
            <text:p>Sprint Backlog 1</text:p>
          </table:table-cell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 table:style-name="ce23"/>
          <table:table-cell table:style-name="ce38" office:value-type="string" table:number-columns-spanned="30" table:number-rows-spanned="2">
            <text:p>Esfuerzo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3">
          <table:table-cell/>
          <table:table-cell table:style-name="ce23" office:value-type="string">
            <text:p>ID</text:p>
          </table:table-cell>
          <table:table-cell table:style-name="ce23" office:value-type="string" table:number-columns-spanned="2" table:number-rows-spanned="1">
            <text:p>Tarea Product Backlog</text:p>
          </table:table-cell>
          <table:covered-table-cell table:style-name="ce26"/>
          <table:table-cell table:style-name="ce23" office:value-type="string" table:number-columns-spanned="2" table:number-rows-spanned="1">
            <text:p>Tarea</text:p>
          </table:table-cell>
          <table:covered-table-cell table:style-name="ce26"/>
          <table:table-cell table:style-name="ce23" office:value-type="string">
            <text:p>Tipo</text:p>
          </table:table-cell>
          <table:table-cell table:style-name="ce23" office:value-type="string">
            <text:p>Estado</text:p>
          </table:table-cell>
          <table:table-cell table:style-name="ce23" office:value-type="string">
            <text:p>Responsable</text:p>
          </table:table-cell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 table:style-name="ce39"/>
          <table:covered-table-cell/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office:value-type="string" table:number-columns-spanned="2" table:number-rows-spanned="1">
            <text:p>Estudiante – Cambio de carrera</text:p>
          </table:table-cell>
          <table:covered-table-cell table:style-name="ce27"/>
          <table:table-cell table:style-name="ce28" office:value-type="string" table:number-columns-spanned="2" table:number-rows-spanned="1">
            <text:p>Vista para cambiar la asignación del estudiante con la carrera. <text:s/>Modificar historial de asignación del estudiante.</text:p>
          </table:table-cell>
          <table:covered-table-cell table:style-name="ce27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asignados por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0">
          <table:table-cell/>
          <table:table-cell table:style-name="ce24"/>
          <table:table-cell table:style-name="ce25" office:value-type="string" table:number-columns-spanned="2" table:number-rows-spanned="1">
            <text:p>Estudiante – Carrera Simultanea</text:p>
          </table:table-cell>
          <table:covered-table-cell table:style-name="Default"/>
          <table:table-cell table:style-name="ce28" office:value-type="string" table:number-columns-spanned="2" table:number-rows-spanned="1">
            <text:p>Crear vista para agregar y modificar a un estudiante con otra carrera, solo puede asignar a un estudiante en 2 carreras como máximo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8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Vista para mostrar, agregar, modificar y eliminar un historial de la asignación de un estudiante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/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Reporte de estudiantes con carreras simultánea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1">
          <table:table-cell/>
          <table:table-cell table:style-name="ce24"/>
          <table:table-cell table:style-name="ce25" office:value-type="string" table:number-columns-spanned="2" table:number-rows-spanned="1">
            <text:p>Estudiante – Pensum</text:p>
          </table:table-cell>
          <table:covered-table-cell table:style-name="Default"/>
          <table:table-cell table:style-name="ce28" office:value-type="string" table:number-columns-spanned="2" table:number-rows-spanned="1">
            <text:p>Modificación de la relaciones entre pensum y estudiante. <text:s/>Verificación del ETL. <text:s/>Agregar tabla asociativa entre asignacion_estudiante_carrera y pensum. Modificación de la capa de dominio. Obligar que solo exista un pensum valido por la asignación entre el estudiante y la carrera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Diagrama de secuencia para la asignación de pensum.</text:p>
          </table:table-cell>
          <table:covered-table-cell table:style-name="Default"/>
          <table:table-cell table:style-name="ce24" table:content-validation-name="val1"/>
          <table:table-cell table:style-name="ce31" table:content-validation-name="val2" office:value-type="string">
            <text:p>Terminada</text:p>
          </table:table-cell>
          <table:table-cell table:style-name="ce24" table:content-validation-name="val3"/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vista para asignar estudiantes a un pensum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1.5">
            <text:p>1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12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Agregar opción para eliminación de asignación de estudiantes pensums válidos y no válidos.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.5">
            <text:p>0.5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table:number-columns-spanned="2" table:number-rows-spanned="1"/>
          <table:covered-table-cell table:style-name="Default"/>
          <table:table-cell table:style-name="ce28" office:value-type="string" table:number-columns-spanned="2" table:number-rows-spanned="1">
            <text:p><text:span text:style-name="T3">Reporte de estudiantes </text:span><text:span text:style-name="T3">asignados por pensums</text:span>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9">
          <table:table-cell/>
          <table:table-cell table:style-name="ce24"/>
          <table:table-cell table:style-name="ce25" office:value-type="string" table:number-columns-spanned="2" table:number-rows-spanned="1">
            <text:p>Documentación</text:p>
          </table:table-cell>
          <table:covered-table-cell table:style-name="Default"/>
          <table:table-cell table:style-name="ce28" office:value-type="string" table:number-columns-spanned="2" table:number-rows-spanned="1">
            <text:p>Documentación Interna para generar Javadoc</text:p>
          </table:table-cell>
          <table:covered-table-cell table:style-name="Default"/>
          <table:table-cell table:style-name="ce24" table:content-validation-name="val1" office:value-type="string">
            <text:p>Implementación</text:p>
          </table:table-cell>
          <table:table-cell table:style-name="ce31" table:content-validation-name="val2" office:value-type="string">
            <text:p>Terminada</text:p>
          </table:table-cell>
          <table:table-cell table:style-name="ce24" table:content-validation-name="val3" office:value-type="string">
            <text:p>Mario Batres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4">
            <text:p>4</text:p>
          </table:table-cell>
          <table:table-cell table:style-name="ce40" office:value-type="float" office:value="3">
            <text:p>3</text:p>
          </table:table-cell>
          <table:table-cell table:style-name="ce40" office:value-type="float" office:value="1">
            <text:p>1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 table:number-columns-repeated="985"/>
        </table:table-row>
        <table:table-row table:style-name="ro6">
          <table:table-cell table:number-columns-repeated="9"/>
          <table:table-cell table:style-name="ce41" table:formula="of:=[.J5]" office:value-type="date" office:date-value="2011-03-13">
            <text:p>13/mar</text:p>
          </table:table-cell>
          <table:table-cell table:style-name="ce41" table:formula="of:=[.K5]" office:value-type="date" office:date-value="2011-03-14">
            <text:p>14/mar</text:p>
          </table:table-cell>
          <table:table-cell table:style-name="ce41" table:formula="of:=[.L5]" office:value-type="date" office:date-value="2011-03-15">
            <text:p>15/mar</text:p>
          </table:table-cell>
          <table:table-cell table:style-name="ce41" table:formula="of:=[.M5]" office:value-type="date" office:date-value="2011-03-16">
            <text:p>16/mar</text:p>
          </table:table-cell>
          <table:table-cell table:style-name="ce41" table:formula="of:=[.N5]" office:value-type="date" office:date-value="2011-03-17">
            <text:p>17/mar</text:p>
          </table:table-cell>
          <table:table-cell table:style-name="ce41" table:formula="of:=[.O5]" office:value-type="date" office:date-value="2011-03-18">
            <text:p>18/mar</text:p>
          </table:table-cell>
          <table:table-cell table:style-name="ce41" table:formula="of:=[.P5]" office:value-type="date" office:date-value="2011-03-19">
            <text:p>19/mar</text:p>
          </table:table-cell>
          <table:table-cell table:style-name="ce41" table:formula="of:=[.Q5]" office:value-type="date" office:date-value="2011-03-20">
            <text:p>20/mar</text:p>
          </table:table-cell>
          <table:table-cell table:style-name="ce41" table:formula="of:=[.R5]" office:value-type="date" office:date-value="2011-03-21">
            <text:p>21/mar</text:p>
          </table:table-cell>
          <table:table-cell table:style-name="ce41" table:formula="of:=[.S5]" office:value-type="date" office:date-value="2011-03-22">
            <text:p>22/mar</text:p>
          </table:table-cell>
          <table:table-cell table:style-name="ce41" table:formula="of:=[.T5]" office:value-type="date" office:date-value="2011-03-23">
            <text:p>23/mar</text:p>
          </table:table-cell>
          <table:table-cell table:style-name="ce41" table:formula="of:=[.U5]" office:value-type="date" office:date-value="2011-03-24">
            <text:p>24/mar</text:p>
          </table:table-cell>
          <table:table-cell table:style-name="ce41" table:formula="of:=[.V5]" office:value-type="date" office:date-value="2011-03-25">
            <text:p>25/mar</text:p>
          </table:table-cell>
          <table:table-cell table:style-name="ce41" table:formula="of:=[.W5]" office:value-type="date" office:date-value="2011-03-26">
            <text:p>26/mar</text:p>
          </table:table-cell>
          <table:table-cell table:style-name="ce41" table:formula="of:=[.X5]" office:value-type="date" office:date-value="2011-03-27">
            <text:p>27/mar</text:p>
          </table:table-cell>
          <table:table-cell table:style-name="ce41" table:formula="of:=[.Y5]" office:value-type="date" office:date-value="2011-03-28">
            <text:p>28/mar</text:p>
          </table:table-cell>
          <table:table-cell table:style-name="ce41" table:formula="of:=[.Z5]" office:value-type="date" office:date-value="2011-03-29">
            <text:p>29/mar</text:p>
          </table:table-cell>
          <table:table-cell table:style-name="ce41" table:formula="of:=[.AA5]" office:value-type="date" office:date-value="2011-03-30">
            <text:p>30/mar</text:p>
          </table:table-cell>
          <table:table-cell table:style-name="ce41" table:formula="of:=[.AB5]" office:value-type="date" office:date-value="2011-03-31">
            <text:p>31/mar</text:p>
          </table:table-cell>
          <table:table-cell table:style-name="ce41" table:formula="of:=[.AC5]" office:value-type="date" office:date-value="2011-04-01">
            <text:p>01/abr</text:p>
          </table:table-cell>
          <table:table-cell table:style-name="ce41" table:formula="of:=[.AD5]" office:value-type="date" office:date-value="2011-04-02">
            <text:p>02/abr</text:p>
          </table:table-cell>
          <table:table-cell table:style-name="ce41" table:formula="of:=[.AE5]" office:value-type="date" office:date-value="2011-04-03">
            <text:p>03/abr</text:p>
          </table:table-cell>
          <table:table-cell table:style-name="ce41" table:formula="of:=[.AF5]" office:value-type="date" office:date-value="2011-04-04">
            <text:p>04/abr</text:p>
          </table:table-cell>
          <table:table-cell table:style-name="ce41" table:formula="of:=[.AG5]" office:value-type="date" office:date-value="2011-04-05">
            <text:p>05/abr</text:p>
          </table:table-cell>
          <table:table-cell table:style-name="ce41" table:formula="of:=[.AH5]" office:value-type="date" office:date-value="2011-04-06">
            <text:p>06/abr</text:p>
          </table:table-cell>
          <table:table-cell table:style-name="ce41" table:formula="of:=[.AI5]" office:value-type="date" office:date-value="2011-04-07">
            <text:p>07/abr</text:p>
          </table:table-cell>
          <table:table-cell table:style-name="ce41" table:formula="of:=[.AJ5]" office:value-type="date" office:date-value="2011-04-08">
            <text:p>08/abr</text:p>
          </table:table-cell>
          <table:table-cell table:style-name="ce41" table:formula="of:=[.AK5]" office:value-type="date" office:date-value="2011-04-09">
            <text:p>09/abr</text:p>
          </table:table-cell>
          <table:table-cell table:style-name="ce41" table:formula="of:=[.AL5]" office:value-type="date" office:date-value="2011-04-10">
            <text:p>10/abr</text:p>
          </table:table-cell>
          <table:table-cell table:style-name="ce41" table:formula="of:=[.AM5]" office:value-type="date" office:date-value="2011-04-11">
            <text:p>11/abr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4" office:value-type="string">
            <text:p>Mario Batres</text:p>
          </table:table-cell>
          <table:table-cell table:style-name="ce32" table:formula="of:=SUMIF([.I10:.I20];[.I22];[.J10:.J20])" office:value-type="float" office:value="20.5">
            <text:p>20.5</text:p>
          </table:table-cell>
          <table:table-cell table:style-name="ce32" table:formula="of:=SUMIF([.I10:.I20];[.I22];[.K10:.K20])" office:value-type="float" office:value="19.5">
            <text:p>19.5</text:p>
          </table:table-cell>
          <table:table-cell table:style-name="ce32" table:formula="of:=SUMIF([.I10:.I20];[.I22];[.L10:.L20])" office:value-type="float" office:value="19.5">
            <text:p>19.5</text:p>
          </table:table-cell>
          <table:table-cell table:style-name="ce32" table:formula="of:=SUMIF([.I10:.I20];[.I22];[.M10:.M20])" office:value-type="float" office:value="17.5">
            <text:p>17.5</text:p>
          </table:table-cell>
          <table:table-cell table:style-name="ce32" table:formula="of:=SUMIF([.I10:.I20];[.I22];[.N10:.N20])" office:value-type="float" office:value="17">
            <text:p>17</text:p>
          </table:table-cell>
          <table:table-cell table:style-name="ce32" table:formula="of:=SUMIF([.I10:.I20];[.I22];[.O10:.O20])" office:value-type="float" office:value="17">
            <text:p>17</text:p>
          </table:table-cell>
          <table:table-cell table:style-name="ce32" table:formula="of:=SUMIF([.I10:.I20];[.I22];[.P10:.P20])" office:value-type="float" office:value="15">
            <text:p>15</text:p>
          </table:table-cell>
          <table:table-cell table:style-name="ce32" table:formula="of:=SUMIF([.I10:.I20];[.I22];[.Q10:.Q20])" office:value-type="float" office:value="15">
            <text:p>15</text:p>
          </table:table-cell>
          <table:table-cell table:style-name="ce32" table:formula="of:=SUMIF([.I10:.I20];[.I22];[.R10:.R20])" office:value-type="float" office:value="15">
            <text:p>15</text:p>
          </table:table-cell>
          <table:table-cell table:style-name="ce32" table:formula="of:=SUMIF([.I10:.I20];[.I22];[.S10:.S20])" office:value-type="float" office:value="11">
            <text:p>11</text:p>
          </table:table-cell>
          <table:table-cell table:style-name="ce32" table:formula="of:=SUMIF([.I10:.I20];[.I22];[.T10:.T20])" office:value-type="float" office:value="11">
            <text:p>11</text:p>
          </table:table-cell>
          <table:table-cell table:style-name="ce32" table:formula="of:=SUMIF([.I10:.I20];[.I22];[.U10:.U20])" office:value-type="float" office:value="11">
            <text:p>11</text:p>
          </table:table-cell>
          <table:table-cell table:style-name="ce32" table:formula="of:=SUMIF([.I10:.I20];[.I22];[.V10:.V20])" office:value-type="float" office:value="9">
            <text:p>9</text:p>
          </table:table-cell>
          <table:table-cell table:style-name="ce32" table:formula="of:=SUMIF([.I10:.I20];[.I22];[.W10:.W20])" office:value-type="float" office:value="9">
            <text:p>9</text:p>
          </table:table-cell>
          <table:table-cell table:style-name="ce32" table:formula="of:=SUMIF([.I10:.I20];[.I22];[.X10:.X20])" office:value-type="float" office:value="9">
            <text:p>9</text:p>
          </table:table-cell>
          <table:table-cell table:style-name="ce32" table:formula="of:=SUMIF([.I10:.I20];[.I22];[.Y10:.Y20])" office:value-type="float" office:value="9">
            <text:p>9</text:p>
          </table:table-cell>
          <table:table-cell table:style-name="ce32" table:formula="of:=SUMIF([.I10:.I20];[.I22];[.Z10:.Z20])" office:value-type="float" office:value="4">
            <text:p>4</text:p>
          </table:table-cell>
          <table:table-cell table:style-name="ce32" table:formula="of:=SUMIF([.I10:.I20];[.I22];[.AA10:.AA20])" office:value-type="float" office:value="3">
            <text:p>3</text:p>
          </table:table-cell>
          <table:table-cell table:style-name="ce32" table:formula="of:=SUMIF([.I10:.I20];[.I22];[.AB10:.AB20])" office:value-type="float" office:value="1">
            <text:p>1</text:p>
          </table:table-cell>
          <table:table-cell table:style-name="ce32" table:formula="of:=SUMIF([.I10:.I20];[.I22];[.AC10:.AC20])" office:value-type="float" office:value="0">
            <text:p>0</text:p>
          </table:table-cell>
          <table:table-cell table:style-name="ce32" table:formula="of:=SUMIF([.I10:.I20];[.I22];[.AD10:.AD20])" office:value-type="float" office:value="0">
            <text:p>0</text:p>
          </table:table-cell>
          <table:table-cell table:style-name="ce32" table:formula="of:=SUMIF([.L10:.L20];[.L22];[.AE10:.AE20])" office:value-type="float" office:value="0">
            <text:p>0</text:p>
          </table:table-cell>
          <table:table-cell table:style-name="ce32" table:formula="of:=SUMIF([.I10:.I10];[.I22];[.AF10:.AF10])" office:value-type="float" office:value="0">
            <text:p>0</text:p>
          </table:table-cell>
          <table:table-cell table:style-name="ce32" table:formula="of:=SUMIF([.I10:.I10];[.I22];[.AG10:.AG10])" office:value-type="float" office:value="0">
            <text:p>0</text:p>
          </table:table-cell>
          <table:table-cell table:style-name="ce32" table:formula="of:=SUMIF([.I10:.I10];[.I22];[.AH10:.AH10])" office:value-type="float" office:value="0">
            <text:p>0</text:p>
          </table:table-cell>
          <table:table-cell table:style-name="ce32" table:formula="of:=SUMIF([.J10:.J10];[.J22];[.AI10:.AI10])" office:value-type="float" office:value="0">
            <text:p>0</text:p>
          </table:table-cell>
          <table:table-cell table:style-name="ce32" table:formula="of:=SUMIF([.K10:.K10];[.K22];[.AJ10:.AJ10])" office:value-type="float" office:value="0">
            <text:p>0</text:p>
          </table:table-cell>
          <table:table-cell table:style-name="ce32" table:formula="of:=SUMIF([.L10:.L10];[.L22];[.AK10:.AK10])" office:value-type="float" office:value="0">
            <text:p>0</text:p>
          </table:table-cell>
          <table:table-cell table:style-name="ce32" table:formula="of:=SUMIF([.M10:.M10];[.M22];[.AL10:.AL10])" office:value-type="float" office:value="0">
            <text:p>0</text:p>
          </table:table-cell>
          <table:table-cell table:style-name="ce32" table:formula="of:=SUMIF([.N10:.N10];[.N22];[.AM10:.AM10])" office:value-type="float" office:value="0">
            <text:p>0</text:p>
          </table:table-cell>
          <table:table-cell table:number-columns-repeated="985"/>
        </table:table-row>
        <table:table-row table:style-name="ro5">
          <table:table-cell table:number-columns-repeated="8"/>
          <table:table-cell table:style-name="ce32" table:content-validation-name="val5"/>
          <table:table-cell table:style-name="ce32" table:formula="of:=SUMIF([.I10:.I10];[.I23];[.J10:.J10])" office:value-type="float" office:value="0">
            <text:p>0</text:p>
          </table:table-cell>
          <table:table-cell table:style-name="ce32" table:formula="of:=SUMIF([.I10:.I10];[.I23];[.K10:.K10])" office:value-type="float" office:value="0">
            <text:p>0</text:p>
          </table:table-cell>
          <table:table-cell table:style-name="ce32" table:formula="of:=SUMIF([.I10:.I10];[.I23];[.L10:.L10])" office:value-type="float" office:value="0">
            <text:p>0</text:p>
          </table:table-cell>
          <table:table-cell table:style-name="ce32" table:formula="of:=SUMIF([.I10:.I10];[.I23];[.M10:.M10])" office:value-type="float" office:value="0">
            <text:p>0</text:p>
          </table:table-cell>
          <table:table-cell table:style-name="ce32" table:formula="of:=SUMIF([.I10:.I10];[.I23];[.N10:.N10])" office:value-type="float" office:value="0">
            <text:p>0</text:p>
          </table:table-cell>
          <table:table-cell table:style-name="ce32" table:formula="of:=SUMIF([.I10:.I10];[.I23];[.O10:.O10])" office:value-type="float" office:value="0">
            <text:p>0</text:p>
          </table:table-cell>
          <table:table-cell table:style-name="ce32" table:formula="of:=SUMIF([.I10:.I10];[.I23];[.P10:.P10])" office:value-type="float" office:value="0">
            <text:p>0</text:p>
          </table:table-cell>
          <table:table-cell table:style-name="ce32" table:formula="of:=SUMIF([.I10:.I10];[.I23];[.Q10:.Q10])" office:value-type="float" office:value="0">
            <text:p>0</text:p>
          </table:table-cell>
          <table:table-cell table:style-name="ce32" table:formula="of:=SUMIF([.I10:.I10];[.I23];[.R10:.R10])" office:value-type="float" office:value="0">
            <text:p>0</text:p>
          </table:table-cell>
          <table:table-cell table:style-name="ce32" table:formula="of:=SUMIF([.I10:.I10];[.I23];[.S10:.S10])" office:value-type="float" office:value="0">
            <text:p>0</text:p>
          </table:table-cell>
          <table:table-cell table:style-name="ce32" table:formula="of:=SUMIF([.I10:.I10];[.I23];[.T10:.T10])" office:value-type="float" office:value="0">
            <text:p>0</text:p>
          </table:table-cell>
          <table:table-cell table:style-name="ce32" table:formula="of:=SUMIF([.I10:.I10];[.I23];[.U10:.U10])" office:value-type="float" office:value="0">
            <text:p>0</text:p>
          </table:table-cell>
          <table:table-cell table:style-name="ce32" table:formula="of:=SUMIF([.I10:.I10];[.I23];[.V10:.V10])" office:value-type="float" office:value="0">
            <text:p>0</text:p>
          </table:table-cell>
          <table:table-cell table:style-name="ce32" table:formula="of:=SUMIF([.I10:.I10];[.I23];[.W10:.W10])" office:value-type="float" office:value="0">
            <text:p>0</text:p>
          </table:table-cell>
          <table:table-cell table:style-name="ce32" table:formula="of:=SUMIF([.I10:.I10];[.I23];[.X10:.X10])" office:value-type="float" office:value="0">
            <text:p>0</text:p>
          </table:table-cell>
          <table:table-cell table:style-name="ce32" table:formula="of:=SUMIF([.I10:.I10];[.I23];[.Y10:.Y10])" office:value-type="float" office:value="0">
            <text:p>0</text:p>
          </table:table-cell>
          <table:table-cell table:style-name="ce32" table:formula="of:=SUMIF([.I10:.I10];[.I23];[.Z10:.Z10])" office:value-type="float" office:value="0">
            <text:p>0</text:p>
          </table:table-cell>
          <table:table-cell table:style-name="ce32" table:formula="of:=SUMIF([.I10:.I10];[.I23];[.AA10:.AA10])" office:value-type="float" office:value="0">
            <text:p>0</text:p>
          </table:table-cell>
          <table:table-cell table:style-name="ce44" table:formula="of:=SUMIF([.I10:.I10];[.I23];[.AB10:.AB10])" office:value-type="float" office:value="0">
            <text:p>0</text:p>
          </table:table-cell>
          <table:table-cell table:style-name="ce32" table:formula="of:=SUMIF([.I10:.I10];[.I23];[.AC10:.AC10])" office:value-type="float" office:value="0">
            <text:p>0</text:p>
          </table:table-cell>
          <table:table-cell table:style-name="ce32" table:formula="of:=SUMIF([.I10:.I10];[.I23];[.AD10:.AD10])" office:value-type="float" office:value="0">
            <text:p>0</text:p>
          </table:table-cell>
          <table:table-cell table:style-name="ce32" table:formula="of:=SUMIF([.I10:.I10];[.I23];[.AE10:.AE10])" office:value-type="float" office:value="0">
            <text:p>0</text:p>
          </table:table-cell>
          <table:table-cell table:style-name="ce32" table:formula="of:=SUMIF([.I10:.I10];[.I23];[.AF10:.AF10])" office:value-type="float" office:value="0">
            <text:p>0</text:p>
          </table:table-cell>
          <table:table-cell table:style-name="ce32" table:formula="of:=SUMIF([.I10:.I10];[.I23];[.AG10:.AG10])" office:value-type="float" office:value="0">
            <text:p>0</text:p>
          </table:table-cell>
          <table:table-cell table:style-name="ce32" table:formula="of:=SUMIF([.I10:.I10];[.I23];[.AH10:.AH10])" office:value-type="float" office:value="0">
            <text:p>0</text:p>
          </table:table-cell>
          <table:table-cell table:style-name="ce32" table:formula="of:=SUMIF([.J10:.J10];[.J23];[.AI10:.AI10])" office:value-type="float" office:value="0">
            <text:p>0</text:p>
          </table:table-cell>
          <table:table-cell table:style-name="ce32" table:formula="of:=SUMIF([.K10:.K10];[.K23];[.AJ10:.AJ10])" office:value-type="float" office:value="0">
            <text:p>0</text:p>
          </table:table-cell>
          <table:table-cell table:style-name="ce32" table:formula="of:=SUMIF([.L10:.L10];[.L23];[.AK10:.AK10])" office:value-type="float" office:value="0">
            <text:p>0</text:p>
          </table:table-cell>
          <table:table-cell table:style-name="ce32" table:formula="of:=SUMIF([.M10:.M10];[.M23];[.AL10:.AL10])" office:value-type="float" office:value="0">
            <text:p>0</text:p>
          </table:table-cell>
          <table:table-cell table:style-name="ce32" table:formula="of:=SUMIF([.N10:.N10];[.N23];[.AM10:.AM10])" office:value-type="float" office:value="0">
            <text:p>0</text:p>
          </table:table-cell>
          <table:table-cell table:number-columns-repeated="985"/>
        </table:table-row>
        <table:table-row table:style-name="ro5" table:number-rows-repeated="2">
          <table:table-cell table:number-columns-repeated="8"/>
          <table:table-cell table:style-name="ce33" table:number-columns-repeated="26"/>
          <table:table-cell table:number-columns-repeated="990"/>
        </table:table-row>
        <table:table-row table:style-name="ro3" table:number-rows-repeated="65498">
          <table:table-cell table:number-columns-repeated="1024"/>
        </table:table-row>
        <table:table-row table:style-name="ro3" table:number-rows-repeated="12">
          <table:table-cell/>
          <table:table-cell table:style-name="Default" table:number-columns-repeated="61"/>
          <table:table-cell table:number-columns-repeated="962"/>
        </table:table-row>
        <table:table-row table:style-name="ro3">
          <table:table-cell/>
          <table:table-cell table:style-name="Default" table:number-columns-repeated="61"/>
          <table:table-cell table:number-columns-repeated="962"/>
        </table:table-row>
      </table:table>
      <table:table table:name="Graficos" table:style-name="ta4" table:print="false">
        <table:shapes>
          <draw:frame draw:z-index="0" draw:style-name="gr2" svg:width="40cm" svg:height="12cm" svg:x="2cm" svg:y="2.893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13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23cm">
            <draw:object draw:notify-on-update-of-ranges="Sprint.J21:Sprint.AH21 Sprint.I22:Sprint.I22 Sprint.J22:Sprint.AH22 Sprint.I23:Sprint.I23 Sprint.J23:Sprint.AH2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default-cell-style-name="ce8"/>
        <table:table-column table:style-name="co10" table:number-columns-repeated="4" table:default-cell-style-name="ce8"/>
        <table:table-column table:style-name="co3" table:number-columns-repeated="6" table:default-cell-style-name="ce8"/>
        <table:table-column table:style-name="co11" table:number-columns-repeated="3" table:default-cell-style-name="ce8"/>
        <table:table-column table:style-name="co3" table:number-columns-repeated="17" table:default-cell-style-name="ce8"/>
        <table:table-column table:style-name="co3" table:number-columns-repeated="993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45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number-columns-repeated="1010"/>
        </table:table-row>
        <table:table-row table:style-name="ro3">
          <table:table-cell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6"/>
          <table:table-cell table:style-name="ce13" table:formula="of:=[$Configuracion.B9]" office:value-type="float" office:value="11">
            <text:p>11</text:p>
          </table:table-cell>
          <table:table-cell table:style-name="ce19" table:formula="of:=[$Configuracion.C9]" office:value-type="date" office:date-value="2011-03-14">
            <text:p>14/mar</text:p>
          </table:table-cell>
          <table:table-cell table:style-name="ce13" table:formula="of:=[$Configuracion.D9]" office:value-type="float" office:value="4">
            <text:p>4</text:p>
          </table:table-cell>
          <table:table-cell table:number-columns-repeated="1010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 table:number-rows-repeated="22">
          <table:table-cell/>
          <table:table-cell table:style-name="ce46" table:number-columns-repeated="13"/>
          <table:table-cell table:number-columns-repeated="1010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/>
          <table:table-cell table:style-name="ce46"/>
          <table:table-cell table:number-columns-repeated="1022"/>
        </table:table-row>
        <table:table-row table:style-name="ro3" table:number-rows-repeated="65476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31">31/03/2011</text:date>, <text:time>11:17:4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lvaro Daniel Castillo Carrera</meta:initial-creator>
    <meta:creation-date>2009-04-30T16:00:01</meta:creation-date>
    <dc:date>2011-03-31T11:17:46</dc:date>
    <meta:generator>OpenOffice.org/3.1$Unix OpenOffice.org_project/310m19$Build-9420</meta:generator>
    <meta:editing-duration>PT31H42M07S</meta:editing-duration>
    <meta:editing-cycles>91</meta:editing-cycles>
    <dc:creator>Mario Batres</dc:creator>
    <meta:document-statistic meta:table-count="4" meta:cell-count="64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7.327cm" svg:y="0.24cm" chart:style-name="ch2">
          <text:p>Gráfico de Tareas</text:p>
        </chart:title>
        <chart:plot-area chart:style-name="ch3" table:cell-range-address="Sprint.J5:Sprint.AH6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801cm" svg:y="8.35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6</text:p>
              </table:table-cell>
              <table:table-cell office:value-type="float" office:value="11">
                <text:p text:id="Sprint.J6:Sprint.AH6"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chart:class="chart:line" chart:style-name="ch1">
        <chart:title svg:x="17.288cm" svg:y="0.24cm" chart:style-name="ch2">
          <text:p>Gráfico Individual</text:p>
        </chart:title>
        <chart:legend chart:legend-position="bottom" svg:x="17.193cm" svg:y="10.943cm" chart:style-name="ch3"/>
        <chart:plot-area chart:style-name="ch4" table:cell-range-address="Sprint.I21:Sprint.AH23" chart:data-source-has-labels="both" svg:x="1.399cm" svg:y="1.195cm" svg:width="37.002cm" svg:height="9.47cm">
          <chart:axis chart:dimension="x" chart:name="primary-x" chart:style-name="ch5">
            <chart:title svg:x="19.736cm" svg:y="10.147cm" chart:style-name="ch6">
              <text:p>Días</text:p>
            </chart:title>
            <chart:categories table:cell-range-address="Sprint.J21:Sprint.AH21"/>
          </chart:axis>
          <chart:axis chart:dimension="y" chart:name="primary-y" chart:style-name="ch5">
            <chart:title svg:x="0.801cm" svg:y="7.721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2:Sprint.AH22" chart:label-cell-address="Sprint.I22:Sprint.I22" chart:class="chart:line">
            <chart:data-point chart:repeated="25"/>
          </chart:series>
          <chart:series chart:style-name="ch10" chart:values-cell-range-address="Sprint.J23:Sprint.AH23" chart:label-cell-address="Sprint.I23:Sprint.I2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21:Sprint.AH21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Sprint.I22:Sprint.I22">Mario Batres</text:p>
              </table:table-cell>
              <table:table-cell office:value-type="float" office:value="20.5">
                <text:p text:id="Sprint.J22:Sprint.AH22">20.5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7.5">
                <text:p>17.5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 text:id="Sprint.I23:Sprint.I23"/>
              </table:table-cell>
              <table:table-cell office:value-type="float" office:value="0">
                <text:p text:id="Sprint.J23:Sprint.AH23"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connect-bars="false"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visible="tru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chart:class="chart:area" chart:style-name="ch1">
        <chart:title svg:x="16.997cm" svg:y="0.24cm" chart:style-name="ch2">
          <text:p>Gráfico de Esfuerzo</text:p>
        </chart:title>
        <chart:plot-area chart:style-name="ch3" table:cell-range-address="Sprint.J5:Sprint.AH5 Sprint.J7:Sprint.AH7" chart:data-source-has-labels="row" svg:x="1.399cm" svg:y="1.195cm" svg:width="37.802cm" svg:height="10.527cm">
          <chart:axis chart:dimension="x" chart:name="primary-x" chart:style-name="ch4">
            <chart:title svg:x="20.136cm" svg:y="11.204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801cm" svg:y="8.249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print.J5:Sprint.AH5"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  <table:table-cell office:value-type="string">
                <text:p>25/mar</text:p>
              </table:table-cell>
              <table:table-cell office:value-type="string">
                <text:p>26/mar</text:p>
              </table:table-cell>
              <table:table-cell office:value-type="string">
                <text:p>27/mar</text:p>
              </table:table-cell>
              <table:table-cell office:value-type="string">
                <text:p>28/mar</text:p>
              </table:table-cell>
              <table:table-cell office:value-type="string">
                <text:p>29/mar</text:p>
              </table:table-cell>
              <table:table-cell office:value-type="string">
                <text:p>30/mar</text:p>
              </table:table-cell>
              <table:table-cell office:value-type="string">
                <text:p>31/mar</text:p>
              </table:table-cell>
              <table:table-cell office:value-type="string">
                <text:p>01/abr</text:p>
              </table:table-cell>
              <table:table-cell office:value-type="string">
                <text:p>02/abr</text:p>
              </table:table-cell>
              <table:table-cell office:value-type="string">
                <text:p>03/abr</text:p>
              </table:table-cell>
              <table:table-cell office:value-type="string">
                <text:p>04/abr</text:p>
              </table:table-cell>
              <table:table-cell office:value-type="string">
                <text:p>05/abr</text:p>
              </table:table-cell>
              <table:table-cell office:value-type="string">
                <text:p>06/abr</text:p>
              </table:table-cell>
            </table:table-row>
          </table:table-header-rows>
          <table:table-rows>
            <table:table-row>
              <table:table-cell office:value-type="string">
                <text:p text:id="">Row 7</text:p>
              </table:table-cell>
              <table:table-cell office:value-type="float" office:value="25">
                <text:p text:id="Sprint.J7:Sprint.AH7">25</text:p>
              </table:table-cell>
              <table:table-cell office:value-type="float" office:value="23.5">
                <text:p>23.5</text:p>
              </table:table-cell>
              <table:table-cell office:value-type="float" office:value="23.5">
                <text:p>23.5</text:p>
              </table:table-cell>
              <table:table-cell office:value-type="float" office:value="21.5">
                <text:p>21.5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